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3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Mapbox </text:span></text:p>
          <text:p text:style-name="P1"><text:span text:style-name="T1">Vector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Mapbox Sty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Styled Layer </text:span></text:p>
          <text:p text:style-name="P1"><text:span text:style-name="T1">Descriptor</text:span></text:p>
          <text:p text:style-name="P1"><text:span text:style-name="T1">(SL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OGC API - </text:span></text:p>
          <text:p text:style-name="P1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STAplus T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7.6cm" svg:y="2.2cm">
          <text:p text:style-name="P1"><text:span text:style-name="T1">MiraMon </text:span></text:p>
          <text:p text:style-name="P1"><text:span text:style-name="T1">Map 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1.1cm" svg:y="6.9cm">
          <text:p text:style-name="P5"><text:span text:style-name="T1">OGC API - </text:span></text:p>
          <text:p text:style-name="P5"><text:span text:style-name="T1">Style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14.4cm" svg:y="6.9cm">
          <text:p text:style-name="P5"><text:span text:style-name="T1">OGC Sensor </text:span></text:p>
          <text:p text:style-name="P5"><text:span text:style-name="T1">Things API </text:span></text:p>
          <text:p text:style-name="P5"><text:span text:style-name="T1">Plus - T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1cm" svg:y="4.4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3cm" svg:y="4.4cm">
          <text:p text:style-name="P1"><text:span text:style-name="T1">MapScri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6cm" svg:y="4.4cm">
          <text:p text:style-name="P1"><text:span text:style-name="T1">P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3.8cm" svg:y="4.4cm">
          <text:p text:style-name="P1"><text:span text:style-name="T1">JPE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1.2cm" svg:y="2.2cm">
          <text:p text:style-name="P1"><text:span text:style-name="T1">Hexagon</text:span></text:p>
          <text:p text:style-name="P1"><text:span text:style-name="T1">LuciadR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8cm" svg:y="11.9cm">
          <text:p text:style-name="P1"><text:span text:style-name="T1">xyz2og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1.6cm" svg:x="24cm" svg:y="11.9cm">
          <text:p text:style-name="P1"><text:span text:style-name="T1">Ordnance Survey</text:span></text:p>
          <text:p text:style-name="P1"><text:span text:style-name="T1">NGD API - Styl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4cm" svg:height="1.6cm" svg:x="14.8cm" svg:y="2.2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12-10T12:19:50.184585570</dc:date>
    <meta:editing-duration>PT3H54M59S</meta:editing-duration>
    <meta:editing-cycles>142</meta:editing-cycles>
    <meta:document-statistic meta:object-count="55"/>
  </office:meta>
</office:document-meta>
</file>